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4000000388D78D406.png" manifest:media-type="image/png"/>
  <manifest:file-entry manifest:full-path="Pictures/10000001000001C10000006C8E21A6D1.png" manifest:media-type="image/png"/>
  <manifest:file-entry manifest:full-path="Pictures/100000010000027E0000008C29D717B6.png" manifest:media-type="image/png"/>
  <manifest:file-entry manifest:full-path="Pictures/10000001000001DB000000AD89E82DA0.png" manifest:media-type="image/png"/>
  <manifest:file-entry manifest:full-path="Pictures/10000001000001C5000001F33B3CBF14.png" manifest:media-type="image/png"/>
  <manifest:file-entry manifest:full-path="Pictures/10000001000003C90000005A492AA6E3.png" manifest:media-type="image/png"/>
  <manifest:file-entry manifest:full-path="Pictures/10000001000001BA000001219BCC6438.png" manifest:media-type="image/png"/>
  <manifest:file-entry manifest:full-path="Pictures/10000001000001FA000001FB970D948F.png" manifest:media-type="image/png"/>
  <manifest:file-entry manifest:full-path="Pictures/100000010000023300000113F0581212.png" manifest:media-type="image/png"/>
  <manifest:file-entry manifest:full-path="Pictures/10000001000001EC00000125DBF54DD8.png" manifest:media-type="image/png"/>
  <manifest:file-entry manifest:full-path="Pictures/10000001000002760000020089B8E94D.png" manifest:media-type="image/png"/>
  <manifest:file-entry manifest:full-path="Pictures/10000001000001FD000000201D85A1ED.png" manifest:media-type="image/png"/>
  <manifest:file-entry manifest:full-path="Pictures/100000010000024E0000008BC53A0EA7.png" manifest:media-type="image/png"/>
  <manifest:file-entry manifest:full-path="Pictures/100000010000018E0000001303C57648.png" manifest:media-type="image/png"/>
  <manifest:file-entry manifest:full-path="Pictures/100000010000022F000000C612A978F3.png" manifest:media-type="image/png"/>
  <manifest:file-entry manifest:full-path="Pictures/1000000100000229000000C1DC59F3A3.png" manifest:media-type="image/png"/>
  <manifest:file-entry manifest:full-path="Pictures/10000001000001DD000001DA80E2D191.png" manifest:media-type="image/png"/>
  <manifest:file-entry manifest:full-path="Pictures/100000010000025600000093904FAA00.png" manifest:media-type="image/png"/>
  <manifest:file-entry manifest:full-path="Pictures/10000001000003390000020C6EEF310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07992" officeooo:paragraph-rsid="00107992"/>
    </style:style>
    <style:style style:name="P2" style:family="paragraph" style:parent-style-name="Heading_20_1">
      <style:text-properties officeooo:rsid="000a3fa9" officeooo:paragraph-rsid="000a3fa9"/>
    </style:style>
    <style:style style:name="P3" style:family="paragraph" style:parent-style-name="Heading_20_2">
      <style:text-properties officeooo:rsid="000554b3" officeooo:paragraph-rsid="000554b3"/>
    </style:style>
    <style:style style:name="P4" style:family="paragraph" style:parent-style-name="Heading_20_2">
      <style:text-properties officeooo:rsid="000a3fa9" officeooo:paragraph-rsid="000a3fa9"/>
    </style:style>
    <style:style style:name="P5" style:family="paragraph" style:parent-style-name="Heading_20_2">
      <style:text-properties officeooo:rsid="000b2f6b" officeooo:paragraph-rsid="000b2f6b"/>
    </style:style>
    <style:style style:name="P6" style:family="paragraph" style:parent-style-name="Heading_20_2">
      <style:text-properties officeooo:rsid="000e17e7" officeooo:paragraph-rsid="000e17e7"/>
    </style:style>
    <style:style style:name="P7" style:family="paragraph" style:parent-style-name="Heading_20_2">
      <style:text-properties officeooo:rsid="000f34d3" officeooo:paragraph-rsid="000f34d3"/>
    </style:style>
    <style:style style:name="P8" style:family="paragraph" style:parent-style-name="Text_20_body">
      <style:text-properties officeooo:rsid="000a3fa9" officeooo:paragraph-rsid="000a3fa9"/>
    </style:style>
    <style:style style:name="P9" style:family="paragraph" style:parent-style-name="Text_20_body">
      <style:text-properties officeooo:paragraph-rsid="000a3fa9"/>
    </style:style>
    <style:style style:name="P10" style:family="paragraph" style:parent-style-name="Text_20_body">
      <style:text-properties officeooo:paragraph-rsid="000b2f6b"/>
    </style:style>
    <style:style style:name="P11" style:family="paragraph" style:parent-style-name="Text_20_body">
      <style:text-properties officeooo:paragraph-rsid="000f34d3"/>
    </style:style>
    <style:style style:name="T1" style:family="text">
      <style:text-properties officeooo:rsid="000a3fa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Examen pràctic</text:h>
      <text:h text:style-name="P4" text:outline-level="2">1-</text:h>
      <text:p text:style-name="P9"><draw:frame draw:style-name="fr3" draw:name="Imatge1" text:anchor-type="char" svg:x="0.104cm" svg:y="0.176cm" svg:width="8.149cm" svg:height="1.482cm" draw:z-index="0"><draw:image xlink:href="Pictures/1000000100000134000000388D78D406.png" xlink:type="simple" xlink:show="embed" xlink:actuate="onLoad" draw:mime-type="image/png"/></draw:frame></text:p>
      <text:h text:style-name="P3" text:outline-level="2"/>
      <text:h text:style-name="P4" text:outline-level="2">2-</text:h>
      <text:p text:style-name="P8">a) <draw:frame draw:style-name="fr4" draw:name="Imatge2" text:anchor-type="char" svg:x="0.884cm" svg:y="0cm" svg:width="11.882cm" svg:height="2.858cm" draw:z-index="1"><draw:image xlink:href="Pictures/10000001000001C10000006C8E21A6D1.png" xlink:type="simple" xlink:show="embed" xlink:actuate="onLoad" draw:mime-type="image/png"/></draw:frame><text:line-break/></text:p>
      <text:p text:style-name="P8"/>
      <text:p text:style-name="P8"/>
      <text:p text:style-name="P8">b) </text:p>
      <text:p text:style-name="P8"><draw:frame draw:style-name="fr3" draw:name="Imatge3" text:anchor-type="char" svg:x="0.919cm" svg:y="0cm" svg:width="11.987cm" svg:height="13.204cm" draw:z-index="2"><draw:image xlink:href="Pictures/10000001000001C5000001F33B3CBF14.png" xlink:type="simple" xlink:show="embed" xlink:actuate="onLoad" draw:mime-type="image/png"/></draw:frame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)</text:p>
      <text:p text:style-name="P8"><draw:frame draw:style-name="fr3" draw:name="Imatge4" text:anchor-type="char" svg:x="0.482cm" svg:y="0cm" svg:width="12.569cm" svg:height="4.577cm" draw:z-index="3"><draw:image xlink:href="Pictures/10000001000001DB000000AD89E82DA0.png" xlink:type="simple" xlink:show="embed" xlink:actuate="onLoad" draw:mime-type="image/png"/></draw:frame><text:line-break/></text:p>
      <text:p text:style-name="P8"/>
      <text:p text:style-name="P8"/>
      <text:p text:style-name="P8"/>
      <text:p text:style-name="P8"/>
      <text:p text:style-name="P8">d)</text:p>
      <text:p text:style-name="P8"><draw:frame draw:style-name="fr3" draw:name="Imatge5" text:anchor-type="char" svg:x="0.492cm" svg:y="0cm" svg:width="13.019cm" svg:height="7.752cm" draw:z-index="4"><draw:image xlink:href="Pictures/10000001000001EC00000125DBF54DD8.png" xlink:type="simple" xlink:show="embed" xlink:actuate="onLoad" draw:mime-type="image/png"/></draw:frame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3" draw:name="Imatge6" text:anchor-type="char" svg:x="0.492cm" svg:y="0.441cm" svg:width="11.696cm" svg:height="7.646cm" draw:z-index="5"><draw:image xlink:href="Pictures/10000001000001BA000001219BCC643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e)</text:p>
      <text:h text:style-name="Heading_20_2" text:outline-level="2"><draw:frame draw:style-name="fr1" draw:name="Imatge7" text:anchor-type="char" svg:width="16.882cm" svg:height="3.704cm" draw:z-index="6"><draw:image xlink:href="Pictures/100000010000027E0000008C29D717B6.png" xlink:type="simple" xlink:show="embed" xlink:actuate="onLoad" draw:mime-type="image/png"/></draw:frame><text:line-break/><text:span text:style-name="T1">3-</text:span></text:h>
      <text:p text:style-name="P10"><draw:frame draw:style-name="fr2" draw:name="Imatge8" text:anchor-type="char" svg:width="17cm" svg:height="1.579cm" draw:z-index="7"><draw:image xlink:href="Pictures/10000001000003C90000005A492AA6E3.png" xlink:type="simple" xlink:show="embed" xlink:actuate="onLoad" draw:mime-type="image/png"/></draw:frame><draw:frame draw:style-name="fr3" draw:name="Imatge9" text:anchor-type="char" svg:x="0cm" svg:y="1.577cm" svg:width="16.565cm" svg:height="13.654cm" draw:z-index="8"><draw:image xlink:href="Pictures/10000001000002760000020089B8E94D.png" xlink:type="simple" xlink:show="embed" xlink:actuate="onLoad" draw:mime-type="image/png"/></draw:frame><draw:frame draw:style-name="fr3" draw:name="Imatge10" text:anchor-type="char" svg:x="0cm" svg:y="15.229cm" svg:width="13.469cm" svg:height="0.847cm" draw:z-index="9"><draw:image xlink:href="Pictures/10000001000001FD000000201D85A1ED.png" xlink:type="simple" xlink:show="embed" xlink:actuate="onLoad" draw:mime-type="image/png"/></draw:frame><text:line-break/></text:p>
      <text:p text:style-name="P10"><text:line-break/></text:p>
      <text:h text:style-name="P5" text:outline-level="2"><text:soft-page-break/>4-</text:h>
      <text:p text:style-name="P10"><draw:frame draw:style-name="fr1" draw:name="Imatge11" text:anchor-type="char" svg:width="15.612cm" svg:height="3.678cm" draw:z-index="10"><draw:image xlink:href="Pictures/100000010000024E0000008BC53A0EA7.png" xlink:type="simple" xlink:show="embed" xlink:actuate="onLoad" draw:mime-type="image/png"/></draw:frame><draw:frame draw:style-name="fr3" draw:name="Imatge12" text:anchor-type="char" svg:x="0.695cm" svg:y="3.676cm" svg:width="10.53cm" svg:height="0.503cm" draw:z-index="11"><draw:image xlink:href="Pictures/100000010000018E0000001303C57648.png" xlink:type="simple" xlink:show="embed" xlink:actuate="onLoad" draw:mime-type="image/png"/></draw:frame><text:line-break/><draw:frame draw:style-name="fr3" draw:name="Imatge13" text:anchor-type="char" svg:x="0.695cm" svg:y="4.177cm" svg:width="14.792cm" svg:height="5.239cm" draw:z-index="12"><draw:image xlink:href="Pictures/100000010000022F000000C612A978F3.png" xlink:type="simple" xlink:show="embed" xlink:actuate="onLoad" draw:mime-type="image/png"/></draw:frame><draw:frame draw:style-name="fr3" draw:name="Imatge14" text:anchor-type="char" svg:x="0.695cm" svg:y="9.414cm" svg:width="14.633cm" svg:height="5.106cm" draw:z-index="13"><draw:image xlink:href="Pictures/1000000100000229000000C1DC59F3A3.png" xlink:type="simple" xlink:show="embed" xlink:actuate="onLoad" draw:mime-type="image/png"/></draw:frame><draw:frame draw:style-name="fr3" draw:name="Imatge15" text:anchor-type="char" svg:x="0.695cm" svg:y="14.519cm" svg:width="11.128cm" svg:height="11.058cm" draw:z-index="14"><draw:image xlink:href="Pictures/10000001000001DD000001DA80E2D191.png" xlink:type="simple" xlink:show="embed" xlink:actuate="onLoad" draw:mime-type="image/png"/></draw:frame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6" text:outline-level="2"><text:soft-page-break/>5-</text:h>
      <text:h text:style-name="P7" text:outline-level="2"><draw:frame draw:style-name="fr1" draw:name="Imatge16" text:anchor-type="char" svg:width="14.898cm" svg:height="7.278cm" draw:z-index="15"><draw:image xlink:href="Pictures/100000010000023300000113F0581212.png" xlink:type="simple" xlink:show="embed" xlink:actuate="onLoad" draw:mime-type="image/png"/></draw:frame>6-</text:h>
      <text:h text:style-name="P7" text:outline-level="2"><draw:frame draw:style-name="fr1" draw:name="Imatge17" text:anchor-type="char" svg:width="15.824cm" svg:height="3.889cm" draw:z-index="16"><draw:image xlink:href="Pictures/100000010000025600000093904FAA00.png" xlink:type="simple" xlink:show="embed" xlink:actuate="onLoad" draw:mime-type="image/png"/></draw:frame>7-</text:h>
      <text:p text:style-name="P11"><draw:frame draw:style-name="fr2" draw:name="Imatge18" text:anchor-type="char" svg:width="17cm" svg:height="10.797cm" draw:z-index="17"><draw:image xlink:href="Pictures/10000001000003390000020C6EEF3107.png" xlink:type="simple" xlink:show="embed" xlink:actuate="onLoad" draw:mime-type="image/png"/></draw:frame><text:line-break/></text:p>
      <text:p text:style-name="P11"/>
      <text:h text:style-name="P7" text:outline-level="2"><text:soft-page-break/>8-</text:h>
      <text:p text:style-name="P11"><draw:frame draw:style-name="fr1" draw:name="Imatge19" text:anchor-type="char" svg:width="13.39cm" svg:height="13.416cm" draw:z-index="18"><draw:image xlink:href="Pictures/10000001000001FA000001FB970D948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adornments="Negreta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1" fo:font-family="Calibri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Calibri1" fo:font-family="Calibri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top="0.199cm" fo:margin-bottom="0.199cm" style:contextual-spacing="false">
        <style:tab-stops/>
      </style:paragraph-properties>
      <style:text-properties fo:color="#2a6099" loext:opacity="100%" style:font-name="Calibri" fo:font-family="Calibri" style:font-style-name="Negreta" style:font-family-generic="swiss" style:font-pitch="variable" fo:font-size="18pt" style:text-underline-style="solid" style:text-underline-width="auto" style:text-underline-color="#ff0000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/>
      <style:text-properties fo:color="#000000" loext:opacity="100%" style:font-name="Calibri" fo:font-family="Calibri" style:font-style-name="Negreta" style:font-family-generic="swiss" style:font-pitch="variable" fo:font-size="16pt" style:text-underline-style="solid" style:text-underline-width="auto" style:text-underline-color="#2a6099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199cm" fo:margin-bottom="0.199cm" style:contextual-spacing="false" style:page-number="auto"/>
      <style:text-properties fo:color="#000000" loext:opacity="100%" style:font-name="Calibri" fo:font-family="Calibri" style:font-style-name="Negreta" style:font-family-generic="swiss" style:font-pitch="variable"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07992" officeooo:paragraph-rsid="0010799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rc Sánchez López<text:tab/><text:tab/>03/04/2024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3T19:08:47.766000000</meta:creation-date>
    <meta:editing-cycles>8</meta:editing-cycles>
    <meta:editing-duration>PT40M36S</meta:editing-duration>
    <dc:title>Base</dc:title>
    <meta:generator>LibreOffice/7.6.4.1$Windows_X86_64 LibreOffice_project/e19e193f88cd6c0525a17fb7a176ed8e6a3e2aa1</meta:generator>
    <dc:date>2024-04-03T19:49:25.843000000</dc:date>
    <meta:print-date>2024-04-03T19:48:47.854000000</meta:print-date>
    <meta:printed-by>Fitxers PDF</meta:printed-by>
    <meta:document-statistic meta:table-count="0" meta:image-count="19" meta:object-count="0" meta:page-count="6" meta:paragraph-count="22" meta:word-count="19" meta:character-count="82" meta:non-whitespace-character-count="65"/>
    <meta:template xlink:type="simple" xlink:actuate="onRequest" xlink:title="Base" xlink:href="../../../../../../../../AppData/Roaming/LibreOffice/4/user/template/Base.ott" meta:date="2024-04-03T19:08:46.705000000"/>
  </office:meta>
</office:document-meta>
</file>